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203" officeooo:paragraph-rsid="0019ed79" style:font-weight-asian="bold" style:font-weight-complex="bold"/>
    </style:style>
    <style:style style:name="T1" style:family="text">
      <style:text-properties officeooo:rsid="0019e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Decimal <text:s/><text:span text:style-name="T1">To </text:span>Binary 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int num,rem;</text:p>
      <text:p text:style-name="Standard"><text:s text:c="4"/>cout&lt;&lt;"Enter a DECIMAL number ";</text:p>
      <text:p text:style-name="Standard"><text:s text:c="4"/>cin&gt;&gt;num;</text:p>
      <text:p text:style-name="Standard"><text:s text:c="4"/>int i=1,ans=0;</text:p>
      <text:p text:style-name="Standard"><text:s text:c="4"/>while(num&gt;0){</text:p>
      <text:p text:style-name="Standard"><text:s text:c="8"/>rem=num%2;</text:p>
      <text:p text:style-name="Standard"><text:s text:c="8"/>num=num/2;</text:p>
      <text:p text:style-name="Standard"><text:s text:c="8"/>ans=ans+rem*i;</text:p>
      <text:p text:style-name="Standard"><text:s text:c="8"/>i=i*10;</text:p>
      <text:p text:style-name="Standard"><text:s text:c="8"/></text:p>
      <text:p text:style-name="Standard"><text:s text:c="4"/>}</text:p>
      <text:p text:style-name="Standard"><text:s text:c="4"/>cout&lt;&lt;"The answer in Binary is ";</text:p>
      <text:p text:style-name="Standard"><text:s text:c="4"/>cout&lt;&lt;ans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39:48.805275822</meta:creation-date>
    <dc:date>2022-06-28T14:59:39.455503299</dc:date>
    <meta:editing-duration>PT19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6" meta:character-count="321" meta:non-whitespace-character-count="224"/>
  </office:meta>
</office:document-meta>
</file>